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>
    <office:event-listeners>
      <script:event-listener script:language="ooo:script" script:event-name="dom:load" xlink:href="vnd.sun.star.script:Standard.ToC.Main?language=Basic&amp;location=document"/>
    </office:event-listeners>
  </office:scripts>
  <office:font-face-decls>
    <style:font-face style:name="Tahoma2" svg:font-family="Tahoma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Times New Roman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ooterTable" style:family="table">
      <style:table-properties style:width="6.6924in" table:align="margins"/>
    </style:style>
    <style:style style:name="FooterTable.A" style:family="table-column">
      <style:table-column-properties style:column-width="5.8542in" style:rel-column-width="57326*"/>
    </style:style>
    <style:style style:name="FooterTable.B" style:family="table-column">
      <style:table-column-properties style:column-width="0.8382in" style:rel-column-width="8209*"/>
    </style:style>
    <style:style style:name="P1" style:family="paragraph" style:parent-style-name="Table_20_Contents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able:table table:name="FooterTable" table:style-name="FooterTable">
          <table:table-column table:style-name="FooterTable.A"/>
          <table:table-column table:style-name="FooterTable.B"/>
          <table:table-row>
            <table:table-cell office:value-type="string">
              <text:p text:style-name="Table_20_Contents"><text:chapter text:display="name" text:outline-level="2"/> </text:p>
            </table:table-cell>
            <table:table-cell office:value-type="string">
              <text:p text:style-name="P1"><text:page-number text:select-page="current">1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6-08-13T17:28:20</meta:creation-date>
    <dc:creator>Aaron Shafovaloff</dc:creator>
    <dc:date>2008-03-27T12:53:30</dc:date>
    <meta:editing-cycles>7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3" meta:character-count="20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